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Registry.getSchemaDoc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Registry.getProperty( QName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Registry.addSchemas( Map &lt; URI , byte [ ] &gt; cap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Registry.getSchema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Registry.getDefin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Registry.WSDLRegistry( CompilerContext c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SDLRegistry.getPortType( QName por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Registry.addDefinition( Definition4BPEL def , ResourceFinder rf , URI defuri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WSDLRegistry.getPartnerLinkType( QName partnerLink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Registry.getPropertyAlias( QName propertyName , QName message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Registry.getMessage( QName msg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Registry.captureSchemas( Definition def , ResourceFinder rf , URI defuri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